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20:25.276357414</dc:date>
    <meta:editing-duration>PT2M40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851558583130143">
                <text:p>-0.851558583130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497379774329708">
                <text:p>-0.497379774329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125581039058631">
                <text:p>-0.1255810390586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63507348203428">
                <text:p>0.9635073482034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374762629171452">
                <text:p>0.3747626291714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63507348203427">
                <text:p>-0.963507348203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6180339887499">
                <text:p>-0.61803398874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125581039058617">
                <text:p>0.125581039058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497379774329705">
                <text:p>0.4973797743297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17557050458494">
                <text:p>1.175570504584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